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size="14pt"/>
    </style:style>
    <style:style style:name="T5" style:family="text">
      <style:text-properties style:font-name="Verdana1" fo:font-size="14pt" fo:font-weight="bold"/>
    </style:style>
    <style:style style:name="T6" style:family="text">
      <style:text-properties style:font-name="Verdana1" fo:font-size="14pt" fo:font-style="italic"/>
    </style:style>
    <style:style style:name="T7" style:family="text">
      <style:text-properties fo:font-size="14pt"/>
    </style:style>
    <style:style style:name="T8" style:family="text">
      <style:text-properties fo:font-size="14pt" style:text-underline-style="solid" style:text-underline-width="auto" style:text-underline-color="font-color" fo:font-weight="bold"/>
    </style:style>
    <style:style style:name="T9" style:family="text">
      <style:text-properties style:text-underline-style="solid" style:text-underline-width="auto" style:text-underline-color="font-color" fo:font-weight="bold"/>
    </style:style>
    <style:style style:name="T10" style:family="text">
      <style:text-properties fo:font-size="7pt"/>
    </style:style>
    <style:style style:name="T11" style:family="text">
      <style:text-properties fo:font-size="18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wn Rice Lasagna</text:p>
      <text:p text:style-name="Standard">Another brown rice recipe inspired by a family favorite recipe. We love lasagna and so I thought.. how about using brown rice instead of the pasta? It was delish!! My family really enjoyed it. Here is my recipe. </text:p>
      <text:p text:style-name="Standard"><text:bookmark text:name="aswift_0_expand"/><text:bookmark text:name="aswift_0_anchor"/><text:line-break/><text:line-break/><text:line-break/>Brown Rice Lasagna<text:line-break/><text:line-break/><text:line-break/>1lb hamburger<text:line-break/>½ a large onion, chopped<text:line-break/>1 jar spaghetti sauce (approx 28oz or 1 quart home canned sauce or the equivalent – about 4 cups- of homemade sauce)<text:line-break/>16oz cottage cheese <text:line-break/>1 egg<text:line-break/>2t Italian seasonings<text:line-break/>½ t salt<text:line-break/>4 to 5 cups cooked brown rice (5 cups if you want to stretch the dish to feed more people)<text:line-break/>3 to 4 cups grated mozzarella cheese<text:line-break/><text:line-break/>In a frying pan cook hamburger and chopped onions until the meat is no longer pink and the onions are soft. Add spaghetti sauce, stir and let heat up then set aside.<text:line-break/><text:line-break/>In a bowl combine cottage cheese, egg and Italian seasonings and salt. Set this aside.<text:line-break/><text:line-break/>Spray a 9x13 pan with non-stick spray. Spread half of cooked brown rice on the bottom of the casserole pan. Spread half the hamburger/spaghetti sauce over the rice. Spoon half the cottage cheese mixture next and then sprinkle with half of the mozzarella. Repeat layers once more. Bake casserole dish at 350 for 30 to 35 minutes or until it is hot and bubbly and the cheese is well mel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9:06.37</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3" meta:word-count="228" meta:character-count="1240"/>
  </office:meta>
</office:document-meta>
</file>